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public class PartTimeStaffHire extends StaffHire</text:p>
      <text:p text:style-name="Normal">{</text:p>
      <text:p text:style-name="Normal"><text:s text:c="4"/>private int workingHours;</text:p>
      <text:p text:style-name="Normal"><text:s text:c="4"/>private double wagesPerHour;</text:p>
      <text:p text:style-name="Normal"><text:s text:c="4"/>private String shifts;</text:p>
      <text:p text:style-name="Normal"><text:s text:c="4"/>private boolean terminated;</text:p>
      <text:p text:style-name="Normal"><text:s text:c="4"/>private String qualification;</text:p>
      <text:p text:style-name="Normal"><text:s text:c="4"/>private String joiningDate;</text:p>
      <text:p text:style-name="Normal"><text:s text:c="4"/>private String AppointedBy;</text:p>
      <text:p text:style-name="Normal"><text:s text:c="4"/></text:p>
      <text:p text:style-name="Normal"/>
      <text:p text:style-name="Normal"><text:s text:c="4"/>public PartTimeStaffHire(int NewVacancyNumber, String NewDesignations, String NewjobType,</text:p>
      <text:p text:style-name="Normal"><text:s text:c="29"/>String NewStaffName, String NewjoinDate, String Newqualification,</text:p>
      <text:p text:style-name="Normal"><text:s text:c="29"/>String NewAppointedBy, boolean join, int newWorkingHours,</text:p>
      <text:p text:style-name="Normal"><text:s text:c="29"/>double newWagesPerHour, String newShifts)</text:p>
      <text:p text:style-name="Normal"><text:s text:c="4"/>{</text:p>
      <text:p text:style-name="Normal"><text:s text:c="8"/>super(NewVacancyNumber, NewDesignations, NewjobType, NewStaffName, NewjoinDate,</text:p>
      <text:p text:style-name="Normal"><text:s text:c="14"/>Newqualification, NewAppointedBy, join);</text:p>
      <text:p text:style-name="Normal"/>
      <text:p text:style-name="Normal"><text:s text:c="8"/>workingHours = newWorkingHours;</text:p>
      <text:p text:style-name="Normal"><text:s text:c="8"/>wagesPerHour = newWagesPerHour;</text:p>
      <text:p text:style-name="Normal"><text:s text:c="8"/>shifts = newShifts;</text:p>
      <text:p text:style-name="Normal"><text:s text:c="8"/>terminated = false;</text:p>
      <text:p text:style-name="Normal"><text:s text:c="4"/>}</text:p>
      <text:p text:style-name="Normal"/>
      <text:p text:style-name="Normal"><text:s text:c="4"/>public void setWorkingHours(int newWorkingHours)</text:p>
      <text:p text:style-name="Normal"><text:s text:c="4"/>{</text:p>
      <text:soft-page-break/>
      <text:p text:style-name="Normal"><text:s text:c="8"/>workingHours = newWorkingHours;</text:p>
      <text:p text:style-name="Normal"><text:s text:c="4"/>}</text:p>
      <text:p text:style-name="Normal"/>
      <text:p text:style-name="Normal"><text:s text:c="4"/>public void setWagesPerHour(double newWagesPerHour)</text:p>
      <text:p text:style-name="Normal"><text:s text:c="4"/>{</text:p>
      <text:p text:style-name="Normal"><text:s text:c="8"/>wagesPerHour = newWagesPerHour;</text:p>
      <text:p text:style-name="Normal"><text:s text:c="4"/>}</text:p>
      <text:p text:style-name="Normal"/>
      <text:p text:style-name="Normal"><text:s text:c="4"/>public void setShifts(String newShifts)</text:p>
      <text:p text:style-name="Normal"><text:s text:c="4"/>{</text:p>
      <text:p text:style-name="Normal"><text:s text:c="8"/>if (terminated == false)</text:p>
      <text:p text:style-name="Normal"><text:s text:c="8"/>{</text:p>
      <text:p text:style-name="Normal"><text:s text:c="12"/>shifts = newShifts;</text:p>
      <text:p text:style-name="Normal"><text:s text:c="8"/>}</text:p>
      <text:p text:style-name="Normal"><text:s text:c="8"/>else</text:p>
      <text:p text:style-name="Normal"><text:s text:c="8"/>{</text:p>
      <text:p text:style-name="Normal"><text:s text:c="12"/>System.out.println("Cannot set shift because staff is already terminated.");</text:p>
      <text:p text:style-name="Normal"><text:s text:c="8"/>}</text:p>
      <text:p text:style-name="Normal"><text:s text:c="4"/>}</text:p>
      <text:p text:style-name="Normal"/>
      <text:p text:style-name="Normal"><text:s text:c="4"/>public int getWorkingHours()</text:p>
      <text:p text:style-name="Normal"><text:s text:c="4"/>{</text:p>
      <text:p text:style-name="Normal"><text:s text:c="8"/>return workingHours;</text:p>
      <text:p text:style-name="Normal"><text:s text:c="4"/>}</text:p>
      <text:p text:style-name="Normal"/>
      <text:p text:style-name="Normal"><text:s text:c="4"/>public double getWagesPerHour()</text:p>
      <text:p text:style-name="Normal"><text:s text:c="4"/>{</text:p>
      <text:p text:style-name="Normal"><text:s text:c="8"/>return wagesPerHour;</text:p>
      <text:soft-page-break/>
      <text:p text:style-name="Normal"><text:s text:c="4"/>}</text:p>
      <text:p text:style-name="Normal"/>
      <text:p text:style-name="Normal"><text:s text:c="4"/>public String getShifts()</text:p>
      <text:p text:style-name="Normal"><text:s text:c="4"/>{</text:p>
      <text:p text:style-name="Normal"><text:s text:c="8"/>return shifts;</text:p>
      <text:p text:style-name="Normal"><text:s text:c="4"/>}</text:p>
      <text:p text:style-name="Normal"/>
      <text:p text:style-name="Normal"><text:s text:c="4"/>public boolean isTerminated()</text:p>
      <text:p text:style-name="Normal"><text:s text:c="4"/>{</text:p>
      <text:p text:style-name="Normal"><text:s text:c="8"/>return terminated;</text:p>
      <text:p text:style-name="Normal"><text:s text:c="4"/>}</text:p>
      <text:p text:style-name="Normal"><text:s text:c="4"/></text:p>
      <text:p text:style-name="Normal"><text:s text:c="4"/>public void setJoiningDate(String date) {</text:p>
      <text:p text:style-name="Normal"><text:s text:c="8"/>joiningDate = date;</text:p>
      <text:p text:style-name="Normal"><text:s text:c="4"/>}</text:p>
      <text:p text:style-name="Normal"><text:s text:c="4"/></text:p>
      <text:p text:style-name="Normal"><text:s text:c="4"/>private void setQualification( String Qualification) {</text:p>
      <text:p text:style-name="Normal"><text:s text:c="8"/>Qualification= Qualification;</text:p>
      <text:p text:style-name="Normal"><text:s text:c="4"/></text:p>
      <text:p text:style-name="Normal"><text:s text:c="4"/>}</text:p>
      <text:p text:style-name="Normal"><text:s text:c="4"/></text:p>
      <text:p text:style-name="Normal"><text:s text:c="4"/>private void setAppointedBy(String AppointedBy) {</text:p>
      <text:p text:style-name="Normal"><text:s text:c="8"/>AppointedBy= AppointedBy;</text:p>
      <text:p text:style-name="Normal"><text:s text:c="4"/></text:p>
      <text:p text:style-name="Normal"><text:s text:c="4"/>}</text:p>
      <text:p text:style-name="Normal"/>
      <text:p text:style-name="Normal"><text:s text:c="4"/>public void terminate()</text:p>
      <text:p text:style-name="Normal"><text:s text:c="4"/>{</text:p>
      <text:soft-page-break/>
      <text:p text:style-name="Normal"><text:s text:c="8"/>if (terminated == false)</text:p>
      <text:p text:style-name="Normal"><text:s text:c="8"/>{</text:p>
      <text:p text:style-name="Normal"><text:s text:c="12"/>setStaffName("");</text:p>
      <text:p text:style-name="Normal"><text:s text:c="12"/>setJoiningDate("");</text:p>
      <text:p text:style-name="Normal"><text:s text:c="12"/>setQualification("");</text:p>
      <text:p text:style-name="Normal"><text:s text:c="12"/>setAppointedBy("");</text:p>
      <text:p text:style-name="Normal"><text:s text:c="12"/>setJoined(false);</text:p>
      <text:p text:style-name="Normal"><text:s text:c="12"/>terminated = true;</text:p>
      <text:p text:style-name="Normal"><text:s text:c="12"/>System.out.println("The Staff member has been terminated.");</text:p>
      <text:p text:style-name="Normal"><text:s text:c="8"/>}</text:p>
      <text:p text:style-name="Normal"><text:s text:c="8"/>else</text:p>
      <text:p text:style-name="Normal"><text:s text:c="8"/>{</text:p>
      <text:p text:style-name="Normal"><text:s text:c="12"/>System.out.println("The staff is already terminated.");</text:p>
      <text:p text:style-name="Normal"><text:s text:c="8"/>}</text:p>
      <text:p text:style-name="Normal"><text:s text:c="4"/>}</text:p>
      <text:p text:style-name="Normal"/>
      <text:p text:style-name="Normal"><text:s text:c="4"/>public void display()</text:p>
      <text:p text:style-name="Normal"><text:s text:c="4"/>{</text:p>
      <text:p text:style-name="Normal"><text:s text:c="8"/>super.display();</text:p>
      <text:p text:style-name="Normal"><text:s text:c="8"/>if (terminated == false)</text:p>
      <text:p text:style-name="Normal"><text:s text:c="8"/>{</text:p>
      <text:p text:style-name="Normal"><text:s text:c="12"/>System.out.println("Working Hours: " + workingHours);</text:p>
      <text:p text:style-name="Normal"><text:s text:c="12"/>System.out.println("Wages Per Hour: " + wagesPerHour);</text:p>
      <text:p text:style-name="Normal"><text:s text:c="12"/>System.out.println("Shifts: " + shifts);</text:p>
      <text:p text:style-name="Normal"><text:s text:c="12"/>double incomePerDay = workingHours * wagesPerHour;</text:p>
      <text:p text:style-name="Normal"><text:s text:c="12"/>System.out.println("Income Per Day: " + incomePerDay);</text:p>
      <text:p text:style-name="Normal"><text:s text:c="8"/>}</text:p>
      <text:p text:style-name="Normal"><text:s text:c="8"/>else</text:p>
      <text:soft-page-break/>
      <text:p text:style-name="Normal"><text:s text:c="8"/>{</text:p>
      <text:p text:style-name="Normal"><text:s text:c="12"/>System.out.println("This Staff member has been terminated.");</text:p>
      <text:p text:style-name="Normal"><text:s text:c="8"/>}</text:p>
      <text:p text:style-name="Normal"><text:s text:c="4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ubakar Mohamed</meta:initial-creator>
    <dc:creator>Abubakar Mohamed</dc:creator>
    <meta:creation-date>2025-04-29T14:03:00Z</meta:creation-date>
    <dc:date>2025-04-29T14:04:00Z</dc:date>
    <meta:template xlink:href="Normal" xlink:type="simple"/>
    <meta:editing-cycles>1</meta:editing-cycles>
    <meta:editing-duration>PT0S</meta:editing-duration>
    <meta:document-statistic meta:page-count="5" meta:paragraph-count="5" meta:word-count="446" meta:character-count="2984" meta:row-count="21" meta:non-whitespace-character-count="2543"/>
  </office:meta>
</office:document-meta>
</file>